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color="#000000" style:font-name="Liberation Serif" fo:font-size="12pt" officeooo:rsid="00078bc3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000000" style:font-name="Liberation Serif" fo:font-size="12pt" officeooo:paragraph-rsid="00085e45" style:font-size-asian="12pt" style:font-size-complex="12pt"/>
    </style:style>
    <style:style style:name="P3" style:family="paragraph" style:parent-style-name="Header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000000" style:font-name="Liberation Serif" fo:font-size="12pt" officeooo:rsid="00078bc3" officeooo:paragraph-rsid="00085e45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officeooo:rsid="000f55e8" officeooo:paragraph-rsid="0010dc47"/>
    </style:style>
    <style:style style:name="T1" style:family="text">
      <style:text-properties officeooo:rsid="000f6623"/>
    </style:style>
    <style:style style:name="T2" style:family="text">
      <style:text-properties officeooo:rsid="0010d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./A -1</text:span></text:p>
      <text:p text:style-name="P4"><text:span text:style-name="T2">Empty tree</text:span></text:p>
      <text:p text:style-name="P4"><text:span text:style-name="T2"></text:span></text:p>
      <text:p text:style-name="P4"><text:span text:style-name="T2">$./A 1</text:span></text:p>
      <text:p text:style-name="P4"><text:span text:style-name="T2"><text:s/>( (1) 2 (3) )</text:span></text:p>
      <text:p text:style-name="P4"><text:span text:style-name="T2">$./A 2</text:span></text:p>
      <text:p text:style-name="P4"><text:span text:style-name="T2"><text:s/>( ( (1) 2 (3) ) 4 ( (5) 6 (7) ) )</text:span></text:p>
      <text:p text:style-name="P4"><text:span text:style-name="T2">$ ./A 3</text:span></text:p>
      <text:p text:style-name="P4"><text:span text:style-name="T2"><text:s/>( ( ( (1) 2 (3) ) 4 ( (5) 6 (7) ) ) 8 ( ( (9) 10 (11) ) 12 ( (13) 14 (15) ) ) ) </text:span></text:p>
      <text:p text:style-name="P4"><text:span text:style-name="T2">$./A 4</text:span></text:p>
      <text:p text:style-name="P4"><text:span text:style-name="T2"><text:s/>( ( ( ( (1) 2 (3) ) 4 ( (5) 6 (7) ) ) 8 ( ( (9) 10 (11) ) 12 ( (13) 14 (15) ) ) ) 16 ( ( ( (17) 18 (19) ) 20 ( (21) 22 (23) ) ) 24 ( ( (25) 26 (27) ) 28 ( (29) 30 (31) ) ) ) )</text:span></text:p>
      <text:p text:style-name="P4"><text:span text:style-name="T2">$./A 6</text:span></text:p>
      <text:p text:style-name="P4"><text:span text:style-name="T2"><text:s/>( ( ( ( ( ( (1) 2 (3) ) 4 ( (5) 6 (7) ) ) 8 ( ( (9) 10 (11) ) 12 ( (13) 14 (15) ) ) ) 16 ( ( ( (17) 18 (19) ) 20 ( (21) 22 (23) ) ) 24 ( ( (25) 26 (27) ) 28 ( (29) 30 (31) ) ) ) ) 32 ( ( ( ( (33) 34 (35) ) 36 ( (37) 38 (39) ) ) 40 ( ( (41) 42 (43) ) 44 ( (45) 46 (47) ) ) ) 48 ( ( ( (49) 50 (51) ) 52 ( (53) 54 (55) ) ) 56 ( ( (57) 58 (59) ) 60 ( (61) 62 (63) ) ) ) ) ) 64 ( ( ( ( ( (65) 66 (67) ) 68 ( (69) 70 (71) ) ) 72 ( ( (73) 74 (75) ) 76 ( (77) 78 (79) ) ) ) 80 ( ( ( (81) 82 (83) ) 84 ( (85) 86 (87) ) ) 88 ( ( (89) 90 (91) ) 92 ( (93) 94 (95) ) ) ) ) 96 ( ( ( ( (97) 98 (99) ) 100 ( (101) 102 (103) ) ) 104 ( ( (105) 106 (107) ) 108 ( (109) 110 (111) ) ) ) 112 ( ( ( (113) 114 (115) ) 116 ( (117) 118 (119) ) ) 120 ( ( (121) 122 (123) ) 124 ( (125) 126 (127) ) ) ) ) )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color="#000000" style:font-name="Liberation Serif" fo:font-size="12pt" officeooo:rsid="00078bc3" style:font-size-asian="12pt" style:font-size-complex="12pt"/>
    </style:style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09:34:58</meta:creation-date>
    <dc:date>2013-02-12T18:27:12</dc:date>
    <meta:editing-duration>PT23M33S</meta:editing-duration>
    <meta:editing-cycles>13</meta:editing-cycles>
    <meta:generator>LibreOffice/3.6$Linux_x86 LibreOffice_project/360m1$Build-2</meta:generator>
    <meta:document-statistic meta:table-count="0" meta:image-count="0" meta:object-count="0" meta:page-count="1" meta:paragraph-count="13" meta:word-count="376" meta:character-count="1141" meta:non-whitespace-character-count="762"/>
  </office:meta>
</office:document-meta>
</file>